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 10 Pitch" svg:font-family="Courier 10 Pitch"/>
    <style:font-face style:name="Times New Roman" svg:font-family="Times New Roman"/>
  </office:font-face-decls>
  <office:automatic-styles>
    <style:style style:family="text" style:name="T1">
      <style:text-properties fo:font-weight="bold"/>
    </style:style>
    <style:style style:family="text" style:name="T2">
      <style:text-properties fo:color="#000000" style:font-name="Courier 10 Pitch" fo:font-size="12pt" fo:language="sv" fo:country="SE" fo:font-weight="normal"/>
    </style:style>
    <style:style style:family="text" style:name="T3">
      <style:text-properties style:font-name="Courier 10 Pitch" fo:font-size="12pt" fo:language="sv" fo:country="SE" fo:font-weight="normal"/>
    </style:style>
    <style:style style:family="text" style:name="T4">
      <style:text-properties fo:color="#000000" style:font-name="Times New Roman" fo:font-size="12pt" fo:language="sv" fo:country="SE" fo:font-weight="normal"/>
    </style:style>
    <style:style style:family="paragraph" style: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sv" fo:country="SE" fo:font-weight="normal"/>
    </style:style>
    <style:style style:family="paragraph" style:name="P3" style:parent-style-name="Normal">
      <style:text-properties fo:color="#000000" style:font-name="Times New Roman" fo:font-size="12pt" fo:language="sv" fo:country="SE" fo:font-weight="normal"/>
    </style:style>
    <style:style style:family="paragraph" style:name="P1" style:parent-style-name="Normal">
      <style:text-properties fo:color="#000000" style:font-name="Times New Roman" fo:font-size="12pt" fo:font-weight="normal"/>
    </style:style>
    <style:style style:family="section" style: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Normal"><text:span text:style-name="T1">Laboration</text:span></text:p>
        <text:p text:style-name="Normal"/>
        <text:p text:style-name="P1"><text:span text:style-name="T2">$ sudo openocd -f sam7.cfg</text:span></text:p>
        <text:p text:style-name="P2"><text:span text:style-name="T3">$ make install # för att flasha</text:span></text:p>
        <text:p text:style-name="P2"><text:span text:style-name="T3">$ make debug # för att debugga</text:span></text:p>
        <text:p text:style-name="P2"/>
        <text:p text:style-name="P2">Uppgift 1.1</text:p>
        <text:p text:style-name="Normal">Kompilera, starta openocd, installera och se till att det blinkar.</text:p>
        <text:p text:style-name="Normal"/>
        <text:p text:style-name="Normal">Uppgift 1.2</text:p>
        <text:p text:style-name="Normal">Starta debuggern och debugga runt lite. Stega, kolla variabler, register och stack.</text:p>
        <text:p text:style-name="Normal"/>
        <text:p text:style-name="Normal">Uppgift 1.3</text:p>
        <text:p text:style-name="Normal"><text:span text:style-name="T4">Klura ut varför vi hamnar i abort handlern. Gumpklapp om du fixar felet.</text:span></text:p>
        <text:p text:style-name="P3"/>
        <text:p text:style-name="Normal">Uppgift 2</text:p>
        <text:p text:style-name="Normal">Kolla map-filen hur mycket plats koden tar upp (ligger under khelg2012-1/build). Vad är det som tar upp mest plats i RAM? Varför? Fixa! Redovisa för dina (sexiga) labbhandledare.</text:p>
        <text:p text:style-name="Normal"/>
        <text:p text:style-name="Normal">Uppgift 2.5</text:p>
        <text:p text:style-name="Normal">Hur mycket RAM använder vi nu? Hur mycket plats tar de olika sektionerna upp? Kan du klura ut vad de olika sektionerna är till för?</text:p>
        <text:p text:style-name="Normal"/>
        <text:p text:style-name="Normal">Uppgift 3.0</text:p>
        <text:p text:style-name="Normal">Studera crt.s och arm.ld samt mapfilen. Var ligger .data-sektionen på flash? Varför? Hur hamnar den i RAM? Var bestäms det var ram egentligen är mappat?</text:p>
        <text:p text:style-name="Normal"/>
        <text:p text:style-name="Normal">Uppgift 3.1</text:p>
        <text:p text:style-name="Normal">Optimera mjukljudet - se till att funktionerna i soft_synth.c exekverar från RAM. Se till att de kompileras till ARM. Verifiera. Se hur mycket ni kan få upp samplingsfrekvensen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text" style:name="Reference">
      <style:text-properties fo:font-size="10pt"/>
    </style:style>
    <style:style style:family="paragraph" style: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>
      <style:paragraph-properties style:writing-mode="lr"/>
      <style:text-properties style:font-name="Times New Roman" fo:font-size="12pt" fo:language="sv" fo:country="SE"/>
    </style:style>
    <style:style style:family="paragraph" style:name="Heading" style:parent-style-name="Normal" style:next-style-name="Text body">
      <style:paragraph-properties fo:margin-top="0.1665in" fo:margin-bottom="0.0835in" fo:keep-with-next="always"/>
      <style:text-properties style:font-name="Arial" fo:font-size="14pt"/>
    </style:style>
    <style:style style:family="paragraph" style:name="Text body" style:parent-style-name="Normal" style:next-style-name="Text body">
      <style:paragraph-properties fo:margin-top="0in" fo:margin-bottom="0.0835in"/>
    </style:style>
  </office:styles>
  <office:automatic-styles>
    <style:page-layout style:name="Standard">
      <style:page-layout-properties fo:page-width="8.267717in" fo:page-height="11.692913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  <meta:initial-creator>Henrik Persson</meta:initial-creator>
    <dc:creator>Henrik Persson</dc:creator>
    <meta:creation-date>2012-03-03T23:06:08</meta:creation-date>
    <dc:date>2012-03-04T17:42:46</dc:date>
  </office:meta>
</office:document-meta>
</file>